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LB4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12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g124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1H53M00S">
            <text:p>11:53</text:p>
          </table:table-cell>
          <table:table-cell table:style-name="ce36"/>
          <table:table-cell table:style-name="ce58" office:value-type="float" office:value="108.6">
            <text:p>108.60</text:p>
          </table:table-cell>
          <table:table-cell table:style-name="ce79" table:formula="of:=2.5773*[.F10]-257.81" office:value-type="float" office:value="22.08478">
            <text:p>22.08</text:p>
          </table:table-cell>
          <table:table-cell table:style-name="ce93" office:value-type="string">
            <text:p>looks preety good</text:p>
          </table:table-cell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1H53M30S">
            <text:p>11:53</text:p>
          </table:table-cell>
          <table:table-cell table:style-name="ce37" table:formula="of:=[.D11]-[.D10]" office:value-type="time" office:time-value="PT00H00M30S">
            <text:p>00:00</text:p>
          </table:table-cell>
          <table:table-cell table:style-name="ce59" office:value-type="float" office:value="301.3">
            <text:p>301.30</text:p>
          </table:table-cell>
          <table:table-cell table:style-name="ce80" table:formula="of:=[.F11]-280" office:value-type="float" office:value="21.3">
            <text:p>21.3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1H54M00S">
            <text:p>11:54</text:p>
          </table:table-cell>
          <table:table-cell table:style-name="ce38"/>
          <table:table-cell table:style-name="ce60" office:value-type="float" office:value="108.8">
            <text:p>108.80</text:p>
          </table:table-cell>
          <table:table-cell table:style-name="ce79" table:formula="of:=2.5773*[.F12]-257.81" office:value-type="float" office:value="22.60024">
            <text:p>22.60</text:p>
          </table:table-cell>
          <table:table-cell table:style-name="ce93" office:value-type="string">
            <text:p>0 hot</text:p>
          </table:table-cell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1H54M00S">
            <text:p>11:54</text:p>
          </table:table-cell>
          <table:table-cell table:style-name="ce39" table:formula="of:=[.D13]-[.D12]" office:value-type="time" office:time-value="PT00H00M00S">
            <text:p>00:00</text:p>
          </table:table-cell>
          <table:table-cell table:style-name="ce61" office:value-type="float" office:value="301.3">
            <text:p>301.30</text:p>
          </table:table-cell>
          <table:table-cell table:style-name="ce80" table:formula="of:=[.F13]-280" office:value-type="float" office:value="21.3">
            <text:p>21.30</text:p>
          </table:table-cell>
          <table:table-cell table:style-name="ce93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5H45M00S">
            <text:p>15:45</text:p>
          </table:table-cell>
          <table:table-cell table:style-name="ce36"/>
          <table:table-cell table:style-name="ce58" office:value-type="float" office:value="108.4">
            <text:p>108.40</text:p>
          </table:table-cell>
          <table:table-cell table:style-name="ce79" table:formula="of:=2.5773*[.F14]-257.81" office:value-type="float" office:value="21.56932">
            <text:p>21.57</text:p>
          </table:table-cell>
          <table:table-cell table:style-name="ce94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5H51M00S">
            <text:p>15:51</text:p>
          </table:table-cell>
          <table:table-cell table:style-name="ce37" table:formula="of:=[.D15]-[.D14]" office:value-type="time" office:time-value="PT00H06M00S">
            <text:p>00:06</text:p>
          </table:table-cell>
          <table:table-cell table:style-name="ce59" office:value-type="float" office:value="298.3">
            <text:p>298.30</text:p>
          </table:table-cell>
          <table:table-cell table:style-name="ce80" table:formula="of:=[.F15]-280" office:value-type="float" office:value="18.3">
            <text:p>18.30</text:p>
          </table:table-cell>
          <table:table-cell table:style-name="ce95"/>
          <table:table-cell table:style-name="ce116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53M00S">
            <text:p>15:53</text:p>
          </table:table-cell>
          <table:table-cell table:style-name="ce34"/>
          <table:table-cell table:style-name="ce56" office:value-type="float" office:value="108.6">
            <text:p>108.60</text:p>
          </table:table-cell>
          <table:table-cell table:style-name="ce77" table:formula="of:=2.5773*[.F16]-257.81" office:value-type="float" office:value="22.08478">
            <text:p>22.08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6H05M00S">
            <text:p>16:05</text:p>
          </table:table-cell>
          <table:table-cell table:style-name="ce35" table:formula="of:=[.D17]-[.D16]" office:value-type="time" office:time-value="PT00H12M00S">
            <text:p>00:12</text:p>
          </table:table-cell>
          <table:table-cell table:style-name="ce57" office:value-type="float" office:value="298.3">
            <text:p>298.30</text:p>
          </table:table-cell>
          <table:table-cell table:style-name="ce78" table:formula="of:=[.F17]-280" office:value-type="float" office:value="18.3">
            <text:p>18.3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6H05M00S">
            <text:p>16:05</text:p>
          </table:table-cell>
          <table:table-cell table:style-name="ce34"/>
          <table:table-cell table:style-name="ce56" office:value-type="float" office:value="108.6">
            <text:p>108.60</text:p>
          </table:table-cell>
          <table:table-cell table:style-name="ce77" table:formula="of:=2.5773*[.F18]-257.81" office:value-type="float" office:value="22.08478">
            <text:p>22.08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6H13M00S">
            <text:p>16:13</text:p>
          </table:table-cell>
          <table:table-cell table:style-name="ce35" table:formula="of:=[.D19]-[.D18]" office:value-type="time" office:time-value="PT00H08M00S">
            <text:p>00:08</text:p>
          </table:table-cell>
          <table:table-cell table:style-name="ce57" office:value-type="float" office:value="298.3">
            <text:p>298.30</text:p>
          </table:table-cell>
          <table:table-cell table:style-name="ce78" table:formula="of:=[.F19]-280" office:value-type="float" office:value="18.3">
            <text:p>18.30</text:p>
          </table:table-cell>
          <table:table-cell table:style-name="ce96"/>
          <table:table-cell table:style-name="ce117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51M00S">
            <text:p>15:51</text:p>
          </table:table-cell>
          <table:table-cell table:style-name="ce34"/>
          <table:table-cell table:style-name="ce56" office:value-type="float" office:value="108.6">
            <text:p>108.60</text:p>
          </table:table-cell>
          <table:table-cell table:style-name="ce77" table:formula="of:=2.5773*[.F20]-257.81" office:value-type="float" office:value="22.08478">
            <text:p>22.08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5H52M00S">
            <text:p>15:52</text:p>
          </table:table-cell>
          <table:table-cell table:style-name="ce35" table:formula="of:=[.D21]-[.D20]" office:value-type="time" office:time-value="PT00H01M00S">
            <text:p>00:01</text:p>
          </table:table-cell>
          <table:table-cell table:style-name="ce57" office:value-type="float" office:value="298.3">
            <text:p>298.30</text:p>
          </table:table-cell>
          <table:table-cell table:style-name="ce78" table:formula="of:=[.F21]-280" office:value-type="float" office:value="18.3">
            <text:p>18.3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11M00S">
            <text:p>14:11</text:p>
          </table:table-cell>
          <table:table-cell table:style-name="ce40"/>
          <table:table-cell table:style-name="ce62" office:value-type="float" office:value="109.2">
            <text:p>109.20</text:p>
          </table:table-cell>
          <table:table-cell table:style-name="ce81" table:formula="of:=2.5773*[.F22]-257.81" office:value-type="float" office:value="23.63116">
            <text:p>23.63</text:p>
          </table:table-cell>
          <table:table-cell table:style-name="ce97" office:value-type="string">
            <text:p>good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4H15M00S">
            <text:p>14:15</text:p>
          </table:table-cell>
          <table:table-cell table:style-name="ce41" table:formula="of:=[.D23]-[.D22]" office:value-type="time" office:time-value="PT00H04M00S">
            <text:p>00:04</text:p>
          </table:table-cell>
          <table:table-cell table:style-name="ce63" office:value-type="float" office:value="298.5">
            <text:p>298.50</text:p>
          </table:table-cell>
          <table:table-cell table:style-name="ce82" table:formula="of:=[.F23]-280" office:value-type="float" office:value="18.5">
            <text:p>18.5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56M00S">
            <text:p>11:56</text:p>
          </table:table-cell>
          <table:table-cell table:style-name="ce40"/>
          <table:table-cell table:style-name="ce62" office:value-type="float" office:value="108.8">
            <text:p>108.80</text:p>
          </table:table-cell>
          <table:table-cell table:style-name="ce81" table:formula="of:=2.5773*[.F24]-257.81" office:value-type="float" office:value="22.60024">
            <text:p>22.60</text:p>
          </table:table-cell>
          <table:table-cell table:style-name="ce99" office:value-type="string">
            <text:p>good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2H01M00S">
            <text:p>12:01</text:p>
          </table:table-cell>
          <table:table-cell table:style-name="ce42" table:formula="of:=[.D25]-[.D24]" office:value-type="time" office:time-value="PT00H05M00S">
            <text:p>00:05</text:p>
          </table:table-cell>
          <table:table-cell table:style-name="ce64" office:value-type="float" office:value="301.3">
            <text:p>301.30</text:p>
          </table:table-cell>
          <table:table-cell table:style-name="ce82" table:formula="of:=[.F25]-280" office:value-type="float" office:value="21.3">
            <text:p>21.3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3H50M00S">
            <text:p>13:50</text:p>
          </table:table-cell>
          <table:table-cell table:style-name="ce43"/>
          <table:table-cell table:style-name="ce65" office:value-type="float" office:value="109.3">
            <text:p>109.30</text:p>
          </table:table-cell>
          <table:table-cell table:style-name="ce81" table:formula="of:=2.5773*[.F26]-257.81" office:value-type="float" office:value="23.88889">
            <text:p>23.89</text:p>
          </table:table-cell>
          <table:table-cell table:style-name="ce101" office:value-type="string">
            <text:p>good</text:p>
          </table:table-cell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4H00M00S">
            <text:p>14:00</text:p>
          </table:table-cell>
          <table:table-cell table:style-name="ce41" table:formula="of:=[.D27]-[.D26]" office:value-type="time" office:time-value="PT00H10M00S">
            <text:p>00:10</text:p>
          </table:table-cell>
          <table:table-cell table:style-name="ce63" office:value-type="float" office:value="298.5">
            <text:p>298.50</text:p>
          </table:table-cell>
          <table:table-cell table:style-name="ce82" table:formula="of:=[.F27]-280" office:value-type="float" office:value="18.5">
            <text:p>18.5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01M00S">
            <text:p>14:01</text:p>
          </table:table-cell>
          <table:table-cell table:style-name="ce40"/>
          <table:table-cell table:style-name="ce62" office:value-type="float" office:value="109.4">
            <text:p>109.40</text:p>
          </table:table-cell>
          <table:table-cell table:style-name="ce81" table:formula="of:=2.5773*[.F28]-257.81" office:value-type="float" office:value="24.14662">
            <text:p>24.15</text:p>
          </table:table-cell>
          <table:table-cell table:style-name="ce99" office:value-type="string">
            <text:p>good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4H10M00S">
            <text:p>14:10</text:p>
          </table:table-cell>
          <table:table-cell table:style-name="ce42" table:formula="of:=[.D29]-[.D28]" office:value-type="time" office:time-value="PT00H09M00S">
            <text:p>00:09</text:p>
          </table:table-cell>
          <table:table-cell table:style-name="ce64" office:value-type="float" office:value="298.4">
            <text:p>298.40</text:p>
          </table:table-cell>
          <table:table-cell table:style-name="ce82" table:formula="of:=[.F29]-280" office:value-type="float" office:value="18.4">
            <text:p>18.4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6H15M00S">
            <text:p>16:15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0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6H19M00S">
            <text:p>16:19</text:p>
          </table:table-cell>
          <table:table-cell table:style-name="ce45" table:formula="of:=[.D31]-[.D30]" office:value-type="time" office:time-value="PT00H04M00S">
            <text:p>00:04</text:p>
          </table:table-cell>
          <table:table-cell table:style-name="ce67" office:value-type="float" office:value="298">
            <text:p>298.00</text:p>
          </table:table-cell>
          <table:table-cell table:style-name="ce84" table:formula="of:=[.F31]-280" office:value-type="float" office:value="18">
            <text:p>18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6H19M00S">
            <text:p>16:19</text:p>
          </table:table-cell>
          <table:table-cell table:style-name="ce46"/>
          <table:table-cell table:style-name="ce68" office:value-type="float" office:value="108.5">
            <text:p>108.50</text:p>
          </table:table-cell>
          <table:table-cell table:style-name="ce83" table:formula="of:=2.5773*[.F32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6H21M00S">
            <text:p>16:21</text:p>
          </table:table-cell>
          <table:table-cell table:style-name="ce47" table:formula="of:=[.D33]-[.D32]" office:value-type="time" office:time-value="PT00H02M00S">
            <text:p>00:02</text:p>
          </table:table-cell>
          <table:table-cell table:style-name="ce69" office:value-type="float" office:value="298">
            <text:p>298.00</text:p>
          </table:table-cell>
          <table:table-cell table:style-name="ce84" table:formula="of:=[.F33]-280" office:value-type="float" office:value="18">
            <text:p>18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6H21M00S">
            <text:p>16:21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4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6H23M00S">
            <text:p>16:23</text:p>
          </table:table-cell>
          <table:table-cell table:style-name="ce45" table:formula="of:=[.D35]-[.D34]" office:value-type="time" office:time-value="PT00H02M00S">
            <text:p>00:02</text:p>
          </table:table-cell>
          <table:table-cell table:style-name="ce67" office:value-type="float" office:value="298">
            <text:p>298.00</text:p>
          </table:table-cell>
          <table:table-cell table:style-name="ce84" table:formula="of:=[.F35]-280" office:value-type="float" office:value="18">
            <text:p>18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6H23M00S">
            <text:p>16:23</text:p>
          </table:table-cell>
          <table:table-cell table:style-name="ce46"/>
          <table:table-cell table:style-name="ce68" office:value-type="float" office:value="108.4">
            <text:p>108.40</text:p>
          </table:table-cell>
          <table:table-cell table:style-name="ce83" table:formula="of:=2.5773*[.F36]-257.81" office:value-type="float" office:value="21.56932">
            <text:p>21.57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6H26M00S">
            <text:p>16:26</text:p>
          </table:table-cell>
          <table:table-cell table:style-name="ce47" table:formula="of:=[.D37]-[.D36]" office:value-type="time" office:time-value="PT00H03M00S">
            <text:p>00:03</text:p>
          </table:table-cell>
          <table:table-cell table:style-name="ce69" office:value-type="float" office:value="298">
            <text:p>298.00</text:p>
          </table:table-cell>
          <table:table-cell table:style-name="ce84" table:formula="of:=[.F37]-280" office:value-type="float" office:value="18">
            <text:p>18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6H26M00S">
            <text:p>16:26</text:p>
          </table:table-cell>
          <table:table-cell table:style-name="ce44"/>
          <table:table-cell table:style-name="ce66" office:value-type="float" office:value="108.4">
            <text:p>108.40</text:p>
          </table:table-cell>
          <table:table-cell table:style-name="ce83" table:formula="of:=2.5773*[.F38]-257.81" office:value-type="float" office:value="21.56932">
            <text:p>21.57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6H28M00S">
            <text:p>16:28</text:p>
          </table:table-cell>
          <table:table-cell table:style-name="ce47" table:formula="of:=[.D39]-[.D38]" office:value-type="time" office:time-value="PT00H02M00S">
            <text:p>00:02</text:p>
          </table:table-cell>
          <table:table-cell table:style-name="ce69" office:value-type="float" office:value="298">
            <text:p>298.00</text:p>
          </table:table-cell>
          <table:table-cell table:style-name="ce84" table:formula="of:=[.F39]-280" office:value-type="float" office:value="18">
            <text:p>18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1H08M30S">
            <text:p>01:08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16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12T16:31:52</dc:date>
    <meta:editing-cycles>18</meta:editing-cycles>
    <meta:editing-duration>P3DT8H9M55S</meta:editing-duration>
    <meta:generator>OpenOffice/4.1.1$Unix OpenOffice.org_project/411m6$Build-9775</meta:generator>
    <meta:document-statistic meta:table-count="3" meta:cell-count="200" meta:object-count="0"/>
  </office:meta>
</office:document-meta>
</file>